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D00000040934EC852B62742240.png" manifest:media-type="image/png"/>
  <manifest:file-entry manifest:full-path="Pictures/10000000000003B7000003C31751FAE31C7635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778d"/>
    </style:style>
    <style:style style:name="P2" style:family="paragraph" style:parent-style-name="Text_20_body">
      <style:text-properties officeooo:rsid="0011778d" officeooo:paragraph-rsid="0011778d"/>
    </style:style>
    <style:style style:name="P3" style:family="paragraph" style:parent-style-name="Text_20_body">
      <style:text-properties officeooo:rsid="00133e64" officeooo:paragraph-rsid="00133e64"/>
    </style:style>
    <style:style style:name="T1" style:family="text">
      <style:text-properties officeooo:rsid="001177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UD2- ACTIVIDAD 1</text:span></text:h>
      <text:p text:style-name="Text_20_body"><text:a xlink:type="simple" xlink:href="https://github.com/a17jorgebm/dwcc" text:style-name="Internet_20_link" text:visited-style-name="Visited_20_Internet_20_Link"><text:span text:style-name="T1">Repositorio</text:span></text:a><text:line-break/></text:p>
      <text:p text:style-name="P3">Javascript</text:p>
      <text:p text:style-name="P3"><draw:frame draw:style-name="fr1" draw:name="Image2" text:anchor-type="paragraph" svg:x="0.141cm" svg:y="0.185cm" svg:width="10.089cm" svg:height="10.216cm" draw:z-index="1"><draw:image xlink:href="Pictures/10000000000003B7000003C31751FAE31C76356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ypescript</text:p>
      <text:p text:style-name="P3"><draw:frame draw:style-name="fr1" draw:name="Image1" text:anchor-type="paragraph" svg:x="0.141cm" svg:y="0cm" svg:width="11.991cm" svg:height="10.054cm" draw:z-index="0"><draw:image xlink:href="Pictures/10000000000004D00000040934EC852B627422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3:55:05.845440229</meta:creation-date>
    <dc:date>2023-10-15T14:01:58.184506899</dc:date>
    <meta:editing-duration>PT6M52S</meta:editing-duration>
    <meta:editing-cycles>3</meta:editing-cycles>
    <meta:generator>LibreOffice/7.5.6.2$Linux_X86_64 LibreOffice_project/50$Build-2</meta:generator>
    <meta:document-statistic meta:table-count="0" meta:image-count="2" meta:object-count="0" meta:page-count="1" meta:paragraph-count="4" meta:word-count="6" meta:character-count="48" meta:non-whitespace-character-count="45"/>
  </office:meta>
</office:document-meta>
</file>